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style:snap-to-layout-grid="false"/>
      <style:text-properties style:font-name="Arial" fo:font-size="10pt" officeooo:rsid="002e4b57" officeooo:paragraph-rsid="002e4b57" style:font-size-asian="10pt" style:font-name-complex="Arial" style:font-size-complex="10pt"/>
    </style:style>
    <style:style style:name="P2" style:family="paragraph" style:parent-style-name="Header">
      <style:paragraph-properties fo:text-align="end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Footer">
      <style:text-properties fo:font-size="8pt" fo:language="zxx" fo:country="none" style:font-size-asian="8pt" style:language-asian="zxx" style:country-asian="none" style:font-size-complex="8pt"/>
    </style:style>
    <style:style style:name="P5" style:family="paragraph" style:parent-style-name="Footer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Footer">
      <style:paragraph-properties style:snap-to-layout-grid="false">
        <style:tab-stops>
          <style:tab-stop style:position="1.622in" style:type="center"/>
          <style:tab-stop style:position="2.9528in" style:type="center"/>
          <style:tab-stop style:position="3.2453in" style:type="right"/>
          <style:tab-stop style:position="5.9055in" style:type="right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FreeSans" fo:font-weight="bold" officeooo:rsid="0045aadc" officeooo:paragraph-rsid="0045aadc" style:font-weight-asian="bold" style:font-name-complex="Arial"/>
    </style:style>
    <style:style style:name="P8" style:family="paragraph" style:parent-style-name="Standard">
      <style:paragraph-properties fo:text-align="justify" style:justify-single-word="false"/>
      <style:text-properties style:font-name="FreeSans" fo:font-weight="bold" officeooo:rsid="005918c6" officeooo:paragraph-rsid="005918c6" style:font-weight-asian="bold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FreeSans" fo:font-weight="bold" officeooo:rsid="0055864f" officeooo:paragraph-rsid="0045aadc" style:font-weight-asian="bold"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="Arial" fo:font-style="normal" fo:font-weight="normal" officeooo:rsid="0060ce51" officeooo:paragraph-rsid="0060ce51" style:font-style-asian="normal" style:font-weight-asian="normal" style:font-name-complex="Ari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tyle="normal" fo:font-weight="bold" officeooo:rsid="0060ce51" officeooo:paragraph-rsid="0060ce51" style:font-style-asian="normal" style:font-weight-asian="bold" style:font-name-complex="Arial" style:font-style-complex="normal" style:font-weight-complex="bold"/>
    </style:style>
    <style:style style:name="P12" style:family="paragraph" style:parent-style-name="Standard" style:master-page-name="Standard">
      <style:paragraph-properties fo:text-align="justify" style:justify-single-word="false" style:page-number="auto"/>
      <style:text-properties style:font-name="FreeSans" fo:font-weight="bold" officeooo:paragraph-rsid="001a7081" style:font-weight-asian="bold" style:font-name-complex="Arial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officeooo:rsid="00237528"/>
    </style:style>
    <style:style style:name="T2" style:family="text">
      <style:text-properties officeooo:rsid="00599310"/>
    </style:style>
    <style:style style:name="T3" style:family="text">
      <style:text-properties officeooo:rsid="002f6a3b"/>
    </style:style>
    <style:style style:name="T4" style:family="text">
      <style:text-properties officeooo:rsid="00619c73"/>
    </style:style>
    <style:style style:name="T5" style:family="text">
      <style:text-properties officeooo:rsid="00560ff4"/>
    </style:style>
    <style:style style:name="T6" style:family="text">
      <style:text-properties officeooo:rsid="0060ce51"/>
    </style:style>
    <style:style style:name="T7" style:family="text">
      <style:text-properties officeooo:rsid="006301a4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URSO <text:span text:style-name="T2">QT INTERFACE GRÁFICA</text:span></text:p>
      <text:p text:style-name="P7">EXERCÍCIOS – <text:span text:style-name="T6">CAIXAS DE TEXTO E ARQUIVOS</text:span></text:p>
      <text:p text:style-name="P7"/>
      <text:p text:style-name="P7"/>
      <text:p text:style-name="P8">EXERCÍCIO 01 – <text:span text:style-name="T6">PLANETAS</text:span></text:p>
      <text:p text:style-name="P9"/>
      <text:p text:style-name="P10">Criar um programa para exibir informações sobre os planetas do sistema solar.</text:p>
      <text:p text:style-name="P10"/>
      <text:p text:style-name="P11">Instruções:</text:p>
      <text:p text:style-name="P10"/>
      <text:p text:style-name="P10">- Criar um projeto chamado 'Planetas'</text:p>
      <text:p text:style-name="P10"/>
      <text:p text:style-name="P10">- Adicionar os diretórios 'documentos' e 'imagens' no diretório 'Planetas'</text:p>
      <text:p text:style-name="P10"/>
      <text:p text:style-name="P10">- Criar um arquivo de recursos chamado 'Imagens' para armazenar as imagens</text:p>
      <text:p text:style-name="P10"/>
      <text:p text:style-name="P10">- Criar um arquivo de recursos chamado 'Documentos' para armazenar os documentos</text:p>
      <text:p text:style-name="P10"/>
      <text:p text:style-name="P10">- Adicionar um componente 'CommandLinkButton' para cada um dos planetas</text:p>
      <text:p text:style-name="P10"/>
      <text:p text:style-name="P10">- Adicionar um componente 'Label'</text:p>
      <text:p text:style-name="P10"/>
      <text:p text:style-name="P10">- Adicionar um componente 'PlainEditText'</text:p>
      <text:p text:style-name="P10"/>
      <text:p text:style-name="P10">- Criar um método chamado 'carregarDadosPlaneta' que recebe dois parâmetros do tipo QString</text:p>
      <text:p text:style-name="P10"/>
      <text:p text:style-name="P10">- Codificar o método 'carrgarDadosPlaneta' da seguinte forma:</text:p>
      <text:p text:style-name="P10"/>
      <text:p text:style-name="P10"><text:s text:c="3"/>--</text:p>
      <text:p text:style-name="P10"/>
      <text:p text:style-name="P10">- Codificar cada um dos CommandLinkButton com o seguinte código:</text:p>
      <text:p text:style-name="P10"/>
      <text:p text:style-name="P10"><text:s text:c="3"/>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, 宋体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Legenda1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apa_20_do_20_Documento1" style:display-name="Mapa do Documento1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e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Fonte_20_parág._20_padrão2" style:display-name="Fonte parág. padrão2" style:family="text"/>
    <style:style style:name="Fonte_20_parág._20_padrão1" style:display-name="Fonte parág. padrão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8604in" fo:margin-left="-0.075in" table:align="left" style:writing-mode="lr-tb"/>
    </style:style>
    <style:style style:name="Table2.A" style:family="table-column">
      <style:table-column-properties style:column-width="3.3951in"/>
    </style:style>
    <style:style style:name="Table2.B" style:family="table-column">
      <style:table-column-properties style:column-width="3.465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" style:family="table">
      <style:table-properties style:width="6.841in" fo:margin-left="-0.075in" table:align="left" style:writing-mode="lr-tb"/>
    </style:style>
    <style:style style:name="Table1.A" style:family="table-column">
      <style:table-column-properties style:column-width="3.3951in"/>
    </style:style>
    <style:style style:name="Table1.B" style:family="table-column">
      <style:table-column-properties style:column-width="3.4458in"/>
    </style:style>
    <style:style style:name="Table1.1" style:family="table-row">
      <style:table-row-properties style:min-row-height="0.1576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style:snap-to-layout-grid="false"/>
      <style:text-properties style:font-name="Arial" fo:font-size="10pt" officeooo:rsid="002e4b57" officeooo:paragraph-rsid="002e4b57" style:font-size-asian="10pt" style:font-name-complex="Arial" style:font-size-complex="10pt"/>
    </style:style>
    <style:style style:name="MP2" style:family="paragraph" style:parent-style-name="Header">
      <style:paragraph-properties fo:text-align="end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MP3" style:family="paragraph" style:parent-style-name="Header">
      <style:text-properties fo:language="zxx" fo:country="none" style:language-asian="zxx" style:country-asian="none"/>
    </style:style>
    <style:style style:name="MP4" style:family="paragraph">
      <loext:graphic-properties draw:fill="none" draw:fill-color="#ffffff"/>
      <style:paragraph-properties fo:text-align="center" style:writing-mode="lr-tb"/>
    </style:style>
    <style:style style:name="MP5" style:family="paragraph" style:parent-style-name="Footer">
      <style:text-properties fo:font-size="8pt" fo:language="zxx" fo:country="none" style:font-size-asian="8pt" style:language-asian="zxx" style:country-asian="none" style:font-size-complex="8pt"/>
    </style:style>
    <style:style style:name="MP6" style:family="paragraph" style:parent-style-name="Footer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MP7" style:family="paragraph" style:parent-style-name="Footer">
      <style:paragraph-properties style:snap-to-layout-grid="false">
        <style:tab-stops>
          <style:tab-stop style:position="1.622in" style:type="center"/>
          <style:tab-stop style:position="2.9528in" style:type="center"/>
          <style:tab-stop style:position="3.2453in" style:type="right"/>
          <style:tab-stop style:position="5.9055in" style:type="right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MT1" style:family="text">
      <style:text-properties officeooo:rsid="00237528"/>
    </style:style>
    <style:style style:name="MT2" style:family="text">
      <style:text-properties officeooo:rsid="00599310"/>
    </style:style>
    <style:style style:name="MT3" style:family="text">
      <style:text-properties officeooo:rsid="002f6a3b"/>
    </style:style>
    <style:style style:name="MT4" style:family="text">
      <style:text-properties officeooo:rsid="006301a4"/>
    </style:style>
    <style:style style:name="M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2756in" fo:margin-bottom="0.197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118in" fo:margin-left="0in" fo:margin-right="0in" fo:margin-bottom="0.4728in" style:dynamic-spacing="true"/>
      </style:header-style>
      <style:footer-style>
        <style:header-footer-properties fo:min-height="0.3937in" fo:margin-left="0in" fo:margin-right="0in" fo:margin-top="0.3547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5909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CTS Educare</text:p>
            </table:table-cell>
            <table:table-cell table:style-name="Table2.A1" office:value-type="string">
              <text:p text:style-name="MP2">Soluções para Treinamentos <text:span text:style-name="MT1">e Cursos</text:span></text:p>
            </table:table-cell>
          </table:table-row>
        </table:table>
        <text:p text:style-name="MP3"><draw:line text:anchor-type="char" draw:z-index="1" draw:style-name="Mgr1" draw:text-style-name="MP4" svg:x1="0in" svg:y1="0.0417in" svg:x2="6.6929in" svg:y2="0.0417in"><text:p/></draw:line></text:p>
      </style:header>
      <style:footer>
        <text:p text:style-name="MP5"><draw:line text:anchor-type="char" draw:z-index="0" draw:style-name="Mgr1" draw:text-style-name="MP4" svg:x1="0in" svg:y1="0.0854in" svg:x2="6.6929in" svg:y2="0.0854in"><text:p/></draw:line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6">Curso <text:span text:style-name="MT2">Qt Interface Gráfica</text:span></text:p>
            </table:table-cell>
            <table:table-cell table:style-name="Table1.A1" office:value-type="string">
              <text:p text:style-name="MP7"><text:tab/><text:tab/><text:span text:style-name="MT3">EXC</text:span>-201<text:span text:style-name="MT4">90507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05-06T19:59:00</meta:creation-date>
    <dc:date>2019-05-08T00:44:37.254904725</dc:date>
    <meta:print-date>2008-09-01T15:51:00</meta:print-date>
    <meta:editing-cycles>106</meta:editing-cycles>
    <meta:editing-duration>PT3H50M37S</meta:editing-duration>
    <meta:generator>LibreOffice/5.0.3.2$Linux_X86_64 LibreOffice_project/00m0$Build-2</meta:generator>
    <meta:document-statistic meta:table-count="2" meta:image-count="0" meta:object-count="0" meta:page-count="1" meta:paragraph-count="21" meta:word-count="131" meta:character-count="898" meta:non-whitespace-character-count="778"/>
  </office:meta>
</office:document-meta>
</file>